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BD300000B5FADA41D77.svm"/>
  <manifest:file-entry manifest:media-type="" manifest:full-path="Pictures/2000000700002B6A00000A229A0CFC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01 October 2014 <text:s text:c="11"/>**************************/</text:p>
      <text:p text:style-name="P1">/************************** <text:s/>Q-14):- Pointers (substring) <text:s text:c="6"/>**************************/</text:p>
      <text:p text:style-name="P1">/*******************************************************************************/</text:p>
      <text:p text:style-name="Standard">#include&lt;iostream.h&gt;</text:p>
      <text:p text:style-name="Standard">#include&lt;stdio.h&gt;</text:p>
      <text:p text:style-name="Standard">#include&lt;conio.h&gt;</text:p>
      <text:p text:style-name="Standard"/>
      <text:p text:style-name="Standard">///////////////////////////////////////////// Declaration and Defination of substr /////////////////////////////////////////////</text:p>
      <text:p text:style-name="Standard">char *substr(char *str1,char *str2)</text:p>
      <text:p text:style-name="Standard">{</text:p>
      <text:p text:style-name="Standard"><text:s/>int i=0,j=0,flag=0;</text:p>
      <text:p text:style-name="Standard"><text:s/>char *ptr=NULL;</text:p>
      <text:p text:style-name="Standard"><text:s/>ptr=new char[80];</text:p>
      <text:p text:style-name="Standard"/>
      <text:p text:style-name="Standard"><text:s/>for(i=0;str1[i]!='\0';i++)</text:p>
      <text:p text:style-name="Standard"><text:s text:c="3"/>{</text:p>
      <text:p text:style-name="Standard"><text:s text:c="3"/>j=0;</text:p>
      <text:p text:style-name="Standard"><text:s text:c="4"/>if(str1[i]==str2[0])</text:p>
      <text:p text:style-name="Standard"><text:s text:c="5"/>{</text:p>
      <text:p text:style-name="Standard"><text:s text:c="6"/>do</text:p>
      <text:p text:style-name="Standard"><text:s text:c="7"/>{</text:p>
      <text:p text:style-name="Standard"><text:s text:c="8"/>j++;</text:p>
      <text:p text:style-name="Standard"><text:s text:c="8"/>if(str2[j]=='\0')</text:p>
      <text:p text:style-name="Standard"><text:s text:c="9"/>{</text:p>
      <text:p text:style-name="Standard"><text:s text:c="9"/>flag=1;</text:p>
      <text:p text:style-name="Standard"><text:s text:c="9"/>ptr=str1+i;</text:p>
      <text:p text:style-name="Standard"><text:s text:c="9"/>break;</text:p>
      <text:p text:style-name="Standard"><text:s text:c="9"/>}</text:p>
      <text:p text:style-name="Standard"><text:s text:c="8"/>}while(str1[i+j]==str2[j]);</text:p>
      <text:p text:style-name="Standard"><text:s text:c="6"/>}</text:p>
      <text:p text:style-name="Standard"/>
      <text:p text:style-name="Standard"><text:s text:c="5"/>if(flag==1)</text:p>
      <text:p text:style-name="Standard"><text:s text:c="5"/>break;</text:p>
      <text:p text:style-name="Standard"><text:s text:c="3"/>}</text:p>
      <text:p text:style-name="Standard"/>
      <text:p text:style-name="Standard"><text:s/>if(flag)</text:p>
      <text:p text:style-name="Standard"><text:s/>return ptr;</text:p>
      <text:p text:style-name="Standard"><text:s/>else</text:p>
      <text:p text:style-name="Standard"><text:s/>return NULL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lease Turn Over..</text:p>
      <text:p text:style-name="Standard"><text:soft-page-break/>//**********************************Void Main()**********************************//</text:p>
      <text:p text:style-name="Standard">void main()</text:p>
      <text:p text:style-name="Standard">{</text:p>
      <text:p text:style-name="Standard"><text:s/>clrscr();</text:p>
      <text:p text:style-name="Standard"><text:s/>char *str1,*str2,*t;</text:p>
      <text:p text:style-name="Standard"><text:s/>str1=new char[80];</text:p>
      <text:p text:style-name="Standard"><text:s/>str1=new char[80];</text:p>
      <text:p text:style-name="Standard"/>
      <text:p text:style-name="Standard"><text:s/>cout&lt;&lt;"\nA Program to Find a Substring In the Main String";</text:p>
      <text:p text:style-name="Standard"/>
      <text:p text:style-name="Standard"><text:s/>cout&lt;&lt;"\nEnter String 1(Main String)";</text:p>
      <text:p text:style-name="Standard"><text:s/>gets(str1);</text:p>
      <text:p text:style-name="Standard"/>
      <text:p text:style-name="Standard"><text:s/>cout&lt;&lt;"\nEnter String 2(Substring to be searched for)";</text:p>
      <text:p text:style-name="Standard"><text:s/>gets(str2);</text:p>
      <text:p text:style-name="Standard"/>
      <text:p text:style-name="Standard"><text:s/>t=substr(str1,str2);</text:p>
      <text:p text:style-name="Standard"/>
      <text:p text:style-name="Standard"><text:s/>printf("%s",t); <text:s text:c="73"/>//as cout and puts did not print NULL</text:p>
      <text:p text:style-name="Standard"/>
      <text:p text:style-name="Standard"><text:s/>getch();</text:p>
      <text:p text:style-name="Standard">}</text:p>
      <text:p text:style-name="Standard">/********************************End Of Main***********************************//</text:p>
      <text:p text:style-name="Standard"/>
      <text:p text:style-name="Standard"/>
      <text:p text:style-name="P2"/>
      <text:p text:style-name="P2">OUTPUT</text:p>
      <text:p text:style-name="Standard"/>
      <text:p text:style-name="Standard"/>
      <text:p text:style-name="Standard"><draw:frame draw:style-name="fr1" draw:name="graphics2" text:anchor-type="paragraph" svg:y="0.201cm" svg:width="11.114cm" svg:height="2.595cm" draw:z-index="0"><draw:image xlink:href="Pictures/2000000700002B6A00000A229A0CFC43.svm" xlink:type="simple" xlink:show="embed" xlink:actuate="onLoad"/></draw:frame></text:p>
      <text:p text:style-name="Standard"><draw:frame draw:style-name="fr1" draw:name="graphics1" text:anchor-type="paragraph" svg:y="0.402cm" svg:width="11.218cm" svg:height="2.91cm" draw:z-index="1"><draw:image xlink:href="Pictures/2000000700002BD300000B5FADA41D77.svm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6S</meta:editing-duration>
    <meta:editing-cycles>23</meta:editing-cycles>
    <meta:generator>OpenOffice/4.0.0$Win32 OpenOffice.org_project/400m3$Build-9702</meta:generator>
    <dc:date>2014-11-30T11:21:40.63</dc:date>
    <dc:creator>Divesh </dc:creator>
    <meta:document-statistic meta:table-count="0" meta:image-count="2" meta:object-count="0" meta:page-count="2" meta:paragraph-count="59" meta:word-count="127" meta:character-count="1857"/>
    <meta:user-defined meta:name="Info 1"/>
    <meta:user-defined meta:name="Info 2"/>
    <meta:user-defined meta:name="Info 3"/>
    <meta:user-defined meta:name="Info 4"/>
  </office:meta>
</office:document-meta>
</file>